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1b4dfd" officeooo:paragraph-rsid="001b4dfd"/>
    </style:style>
    <style:style style:name="P2" style:family="paragraph" style:parent-style-name="Standard">
      <style:text-properties fo:language="pt" fo:country="PT" officeooo:rsid="001b65fc" officeooo:paragraph-rsid="001b65fc"/>
    </style:style>
    <style:style style:name="P3" style:family="paragraph" style:parent-style-name="Standard">
      <style:paragraph-properties fo:text-align="center" style:justify-single-word="false"/>
      <style:text-properties fo:font-size="36pt" fo:language="pt" fo:country="PT" fo:font-weight="bold" officeooo:rsid="001b4dfd" officeooo:paragraph-rsid="001c2eb2" style:font-size-asian="36pt" style:font-weight-asian="bold" style:font-size-complex="36pt" style:font-weight-complex="bold"/>
    </style:style>
    <style:style style:name="P4" style:family="paragraph" style:parent-style-name="Standard">
      <style:text-properties fo:font-size="18pt" fo:language="pt" fo:country="PT" fo:font-weight="bold" officeooo:rsid="001c2eb2" officeooo:paragraph-rsid="001c2eb2" style:font-size-asian="18pt" style:font-weight-asian="bold" style:font-size-complex="18pt" style:font-weight-complex="bold"/>
    </style:style>
    <style:style style:name="P5" style:family="paragraph" style:parent-style-name="Standard">
      <style:paragraph-properties fo:break-before="page"/>
      <style:text-properties fo:font-size="18pt" fo:language="pt" fo:country="PT" fo:font-weight="bold" officeooo:rsid="001c2eb2" officeooo:paragraph-rsid="001c2eb2" style:font-size-asian="18pt" style:font-weight-asian="bold" style:font-size-complex="18pt" style:font-weight-complex="bold"/>
    </style:style>
    <style:style style:name="P6" style:family="paragraph" style:parent-style-name="Standard">
      <style:text-properties fo:language="pt" fo:country="PT" officeooo:rsid="001b65fc" officeooo:paragraph-rsid="001b65fc"/>
    </style:style>
    <style:style style:name="P7" style:family="paragraph" style:parent-style-name="Standard">
      <style:text-properties fo:language="pt" fo:country="PT" officeooo:rsid="001df7d7" officeooo:paragraph-rsid="001df7d7"/>
    </style:style>
    <style:style style:name="P8" style:family="paragraph" style:parent-style-name="Standard">
      <style:text-properties officeooo:paragraph-rsid="001df7d7"/>
    </style:style>
    <style:style style:name="P9" style:family="paragraph" style:parent-style-name="Standard">
      <style:text-properties fo:font-size="18pt" fo:language="pt" fo:country="PT" fo:font-weight="bold" officeooo:rsid="001c2eb2" officeooo:paragraph-rsid="001df7d7" style:font-size-asian="18pt" style:font-weight-asian="bold" style:font-size-complex="18pt" style:font-weight-complex="bold"/>
    </style:style>
    <style:style style:name="T1" style:family="text">
      <style:text-properties officeooo:rsid="001b65fc"/>
    </style:style>
    <style:style style:name="T2" style:family="text">
      <style:text-properties officeooo:rsid="001dabf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pt" fo:country="PT" fo:font-style="normal" officeooo:rsid="001df7d7" style:font-style-asian="normal" style:font-style-complex="normal"/>
    </style:style>
    <style:style style:name="T6" style:family="text">
      <style:text-properties fo:language="pt" fo:country="PT" officeooo:rsid="001df7d7"/>
    </style:style>
    <style:style style:name="T7" style:family="text">
      <style:text-properties fo:language="pt" fo:country="PT" fo:font-style="italic" officeooo:rsid="001df7d7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all Star Empires –</text:p>
      <text:p text:style-name="P3">Instruções de Execução</text:p>
      <text:p text:style-name="P1"/>
      <text:p text:style-name="P1"/>
      <text:p text:style-name="P4">1. Execução do Jogo</text:p>
      <text:p text:style-name="P1"/>
      <text:p text:style-name="P1">De modo a executar o jogo Small Star Empires providenciado em conjunto com este manual, será necessário o programa SICSTUS (testado na versão 4.3.5).</text:p>
      <text:p text:style-name="P1"/>
      <text:p text:style-name="P1">Para correr o programa, deverão ser seguidos os seguintes passos:</text:p>
      <text:p text:style-name="P1"><text:tab/>1. Consultar o ficheiro server.pl dentro da pasta prolog;</text:p>
      <text:p text:style-name="P1"><text:tab/>2. Executar o predicado server;</text:p>
      <text:p text:style-name="P1"><text:tab/>3. Correr um servidor <text:span text:style-name="T1">num diretório que inclua a pasta lib e reader.</text:span></text:p>
      <text:p text:style-name="P1"/>
      <text:p text:style-name="P2">Após a execução dos passos prévios, será possível observar o jogo ao aceder ao endereço do servidor criado. </text:p>
      <text:p text:style-name="P2"/>
      <text:p text:style-name="P2"/>
      <text:p text:style-name="P2"/>
      <text:p text:style-name="P2"/>
      <text:p text:style-name="P2"/>
      <text:p text:style-name="P4">2. Interface</text:p>
      <text:p text:style-name="P2"/>
      <text:p text:style-name="P2">É possível observar que à direita se encontra uma interface que permitirá ver e modificar as várias configurações do jogo. As duas primeiras opções só serão executadas quando um jogo tiver sido iniciado.</text:p>
      <text:p text:style-name="P2">O arquivo “Configuration” tem as configurações do jogo, permitindo alterar o modo de jogo (permutações entre Humanos e Computadores), a dificuldade do CPU e o tempo máximo de cada jogada, em segundos. <text:span text:style-name="T2">Também está presente uma opção para selecionar o tema e outra para o aplicar (a aplicação de uma novo tema reinicia o jogo).</text:span> No final da pasta, encontra-se a possibilidade de iniciar o jogo.</text:p>
      <text:p text:style-name="P2"/>
      <text:p text:style-name="P2">Ao clicar neste botão, sugirá um tabuleiro principal assim como os vários tabuleiros auxiliares e uma caixa à esquerda. Esta contém informação variada sobre o estado do jogo como a pontuação de cada um dos jogadores, o tempo que falta até ao final da jogada e o tempo de jogo total. A última linha serve de instrução para jogadores novos, indicando o que deve fazer em cada momento do jogo.</text:p>
      <text:p text:style-name="P2"/>
      <text:p text:style-name="P2"/>
      <text:p text:style-name="P2"/>
      <text:p text:style-name="P5">3. Sequência de Jogo</text:p>
      <text:p text:style-name="P2"/>
      <text:p text:style-name="P2">Para um humano, o jogo é bastante simples. Seguindo as instruções disponibilizadas na caixa de texto à esquerda é possível perceber que a primeira ação a tomar é clicar na nave que o jogador pretende mover. Uma vez clicada, as possíveis direções serão destacadas e o jogador deve mover para lá a sua nave. Quando a nave estiver na posição selecionada, o jogador deve selecionar uma Estação de Troca – tabuleiro auxiliar à esquerda -, ou uma Colónia – tabuleiro da direita -, que será colocada na posição da nave. Esta ação termina o turno do jogador, passando a sua vez.</text:p>
      <text:p text:style-name="P2"/>
      <text:p text:style-name="P2">À medida que o jogo decorre, é possível carregar no botão “Undo” que voltará atrás uma jogada, permitindo refazê-la. Esta função permite, também, voltar atrás jogadas do CPU. </text:p>
      <text:p text:style-name="P2">Se um utilizador preferir ver o filme de todo o jogo, também poderá fazê-lo ao pressionar o “Replay” na interface do canto superior direito. O filme só poderá ser visto no final de uma jogada, portanto pressioná-lo várias vezes é tão eficaz como carregar apenas uma vez. Quando toda a sequência dos movimentos tiver sido mostrada, o jogo voltará a um estado jogável.</text:p>
      <text:p text:style-name="P2"/>
      <text:p text:style-name="P2"/>
      <text:p text:style-name="P2"/>
      <text:p text:style-name="P9">4. Regras do Jogo</text:p>
      <text:p text:style-name="P7"/>
      <text:p text:style-name="P8"><text:span text:style-name="T6">O jogo tem como objetivo a obtenção de pontos. Vence o jogador com a maior pontuação arrecadada ao longo do jogo. O </text:span><text:span text:style-name="T7">website </text:span><text:span text:style-name="T5">oficial contém o manual do jogo que, por ser demasiado complexo, não é possível explicar neste documento em detalhe. </text:span><text:a xlink:type="simple" xlink:href="http://archonagames.com/downloads/Small_Star_Empires_Rules_English.pdf" text:style-name="Internet_20_link" text:visited-style-name="Visited_20_Internet_20_Link">Manua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17:56:20.157494951</meta:creation-date>
    <dc:date>2016-12-31T02:04:48.244205368</dc:date>
    <meta:editing-duration>PT6M58S</meta:editing-duration>
    <meta:editing-cycles>3</meta:editing-cycles>
    <meta:generator>LibreOffice/5.2.3.3$Linux_X86_64 LibreOffice_project/20$Build-3</meta:generator>
    <meta:document-statistic meta:table-count="0" meta:image-count="0" meta:object-count="0" meta:page-count="2" meta:paragraph-count="19" meta:word-count="501" meta:character-count="2933" meta:non-whitespace-character-count="2443"/>
  </office:meta>
</office:document-meta>
</file>